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ListParagraph" style:list-style-name="LFO1" style:family="paragraph">
      <style:paragraph-properties fo:margin-left="1.5in">
        <style:tab-stops/>
      </style:paragraph-properties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8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9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10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11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12" style:parent-style-name="ListParagraph" style:list-style-name="LFO1" style:family="paragraph">
      <style:paragraph-properties fo:margin-left="2in">
        <style:tab-stops/>
      </style:paragraph-properties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color="#FF0000" fo:font-size="14pt" style:font-size-asian="14pt" style:font-size-complex="14pt"/>
    </style:style>
    <style:style style:name="P15" style:parent-style-name="ListParagraph" style:list-style-name="LFO1" style:family="paragraph">
      <style:paragraph-properties fo:margin-left="1.5in">
        <style:tab-stops/>
      </style:paragraph-properties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8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19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20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21" style:parent-style-name="ListParagraph" style:list-style-name="LFO1" style:family="paragraph">
      <style:paragraph-properties fo:margin-left="1.5in">
        <style:tab-stops/>
      </style:paragraph-properties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24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25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26" style:parent-style-name="ListParagraph" style:list-style-name="LFO1" style:family="paragraph">
      <style:paragraph-properties fo:margin-left="1.5in">
        <style:tab-stops/>
      </style:paragraph-properties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color="#FF0000" fo:font-size="14pt" style:font-size-asian="14pt" style:font-size-complex="14pt"/>
    </style:style>
    <style:style style:name="T29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0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31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32" style:parent-style-name="ListParagraph" style:list-style-name="LFO1" style:family="paragraph">
      <style:paragraph-properties fo:margin-left="1.5in">
        <style:tab-stops/>
      </style:paragraph-properties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5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36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37" style:parent-style-name="ListParagraph" style:list-style-name="LFO1" style:family="paragraph">
      <style:paragraph-properties fo:margin-left="2.5in">
        <style:tab-stops/>
      </style:paragraph-properties>
      <style:text-properties fo:font-size="14pt" style:font-size-asian="14pt" style:font-size-complex="14pt"/>
    </style:style>
    <style:style style:name="P38" style:parent-style-name="ListParagraph" style:list-style-name="LFO1" style:family="paragraph">
      <style:paragraph-properties fo:margin-left="2.5in">
        <style:tab-stops/>
      </style:paragraph-properties>
      <style:text-properties fo:font-size="14pt" style:font-size-asian="14pt" style:font-size-complex="14pt"/>
    </style:style>
    <style:style style:name="P39" style:parent-style-name="ListParagraph" style:list-style-name="LFO1" style:family="paragraph">
      <style:paragraph-properties fo:margin-left="2.5in">
        <style:tab-stops/>
      </style:paragraph-properties>
      <style:text-properties fo:font-size="14pt" style:font-size-asian="14pt" style:font-size-complex="14pt"/>
    </style:style>
    <style:style style:name="P40" style:parent-style-name="ListParagraph" style:list-style-name="LFO1" style:family="paragraph">
      <style:paragraph-properties fo:margin-left="2.5in">
        <style:tab-stops/>
      </style:paragraph-properties>
      <style:text-properties fo:font-size="14pt" style:font-size-asian="14pt" style:font-size-complex="14pt"/>
    </style:style>
    <style:style style:name="P41" style:parent-style-name="ListParagraph" style:list-style-name="LFO1" style:family="paragraph">
      <style:paragraph-properties fo:margin-left="1.5in">
        <style:tab-stops/>
      </style:paragraph-properties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4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45" style:parent-style-name="ListParagraph" style:list-style-name="LFO1" style:family="paragraph">
      <style:paragraph-properties fo:margin-left="2.5in">
        <style:tab-stops/>
      </style:paragraph-properties>
      <style:text-properties fo:font-size="14pt" style:font-size-asian="14pt" style:font-size-complex="14pt"/>
    </style:style>
    <style:style style:name="P46" style:parent-style-name="ListParagraph" style:list-style-name="LFO1" style:family="paragraph">
      <style:paragraph-properties fo:margin-left="3in">
        <style:tab-stops/>
      </style:paragraph-properties>
      <style:text-properties fo:font-size="14pt" style:font-size-asian="14pt" style:font-size-complex="14pt"/>
    </style:style>
    <style:style style:name="P47" style:parent-style-name="ListParagraph" style:list-style-name="LFO1" style:family="paragraph">
      <style:paragraph-properties fo:margin-left="3in">
        <style:tab-stops/>
      </style:paragraph-properties>
      <style:text-properties fo:font-size="14pt" style:font-size-asian="14pt" style:font-size-complex="14pt"/>
    </style:style>
    <style:style style:name="P48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49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50" style:parent-style-name="ListParagraph" style:list-style-name="LFO1" style:family="paragraph">
      <style:paragraph-properties fo:margin-left="1.5in">
        <style:tab-stops/>
      </style:paragraph-properties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T52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53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54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55" style:parent-style-name="ListParagraph" style:list-style-name="LFO1" style:family="paragraph">
      <style:paragraph-properties fo:margin-left="2in">
        <style:tab-stops/>
      </style:paragraph-properties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color="#FF0000" fo:font-size="14pt" style:font-size-asian="14pt" style:font-size-complex="14pt"/>
    </style:style>
    <style:style style:name="P58" style:parent-style-name="ListParagraph" style:list-style-name="LFO1" style:family="paragraph">
      <style:paragraph-properties fo:margin-left="2in">
        <style:tab-stops/>
      </style:paragraph-properties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T60" style:parent-style-name="DefaultParagraphFont" style:family="text">
      <style:text-properties fo:color="#FF0000" fo:font-size="14pt" style:font-size-asian="14pt" style:font-size-complex="14pt"/>
    </style:style>
    <style:style style:name="P61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62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63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64" style:parent-style-name="ListParagraph" style:list-style-name="LFO1" style:family="paragraph">
      <style:paragraph-properties fo:margin-left="2.5in">
        <style:tab-stops/>
      </style:paragraph-properties>
      <style:text-properties fo:font-size="14pt" style:font-size-asian="14pt" style:font-size-complex="14pt"/>
    </style:style>
    <style:style style:name="P65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66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67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68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69" style:parent-style-name="ListParagraph" style:list-style-name="LFO1" style:family="paragraph">
      <style:paragraph-properties fo:margin-left="2in">
        <style:tab-stops/>
      </style:paragraph-properties>
    </style:style>
    <style:style style:name="T70" style:parent-style-name="DefaultParagraphFont" style:family="text">
      <style:text-properties fo:font-size="14pt" style:font-size-asian="14pt" style:font-size-complex="14pt"/>
    </style:style>
    <style:style style:name="T71" style:parent-style-name="DefaultParagraphFont" style:family="text">
      <style:text-properties fo:color="#FF0000" fo:font-size="14pt" style:font-size-asian="14pt" style:font-size-complex="14pt"/>
    </style:style>
    <style:style style:name="P72" style:parent-style-name="ListParagraph" style:list-style-name="LFO1" style:family="paragraph">
      <style:paragraph-properties fo:margin-left="1.5in">
        <style:tab-stops/>
      </style:paragraph-properties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75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76" style:parent-style-name="ListParagraph" style:list-style-name="LFO1" style:family="paragraph">
      <style:paragraph-properties fo:margin-left="2in">
        <style:tab-stops/>
      </style:paragraph-properties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color="#FF0000" fo:font-size="14pt" style:font-size-asian="14pt" style:font-size-complex="14pt"/>
    </style:style>
    <style:style style:name="T79" style:parent-style-name="DefaultParagraphFont" style:family="text">
      <style:text-properties fo:color="#FF0000" fo:font-size="14pt" style:font-size-asian="14pt" style:font-size-complex="14pt"/>
    </style:style>
    <style:style style:name="P80" style:parent-style-name="ListParagraph" style:list-style-name="LFO1" style:family="paragraph">
      <style:paragraph-properties fo:margin-left="2.5in">
        <style:tab-stops/>
      </style:paragraph-properties>
      <style:text-properties fo:font-size="14pt" style:font-size-asian="14pt" style:font-size-complex="14pt"/>
    </style:style>
    <style:style style:name="P81" style:parent-style-name="ListParagraph" style:list-style-name="LFO1" style:family="paragraph">
      <style:paragraph-properties fo:margin-left="2.5in">
        <style:tab-stops/>
      </style:paragraph-properties>
      <style:text-properties fo:font-size="14pt" style:font-size-asian="14pt" style:font-size-complex="14pt"/>
    </style:style>
    <style:style style:name="P82" style:parent-style-name="ListParagraph" style:list-style-name="LFO1" style:family="paragraph">
      <style:paragraph-properties fo:margin-left="2.5in">
        <style:tab-stops/>
      </style:paragraph-properties>
      <style:text-properties fo:font-size="14pt" style:font-size-asian="14pt" style:font-size-complex="14pt"/>
    </style:style>
    <style:style style:name="P83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84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85" style:parent-style-name="ListParagraph" style:list-style-name="LFO1" style:family="paragraph">
      <style:paragraph-properties fo:margin-left="1.5in">
        <style:tab-stops/>
      </style:paragraph-properties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88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89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90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91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92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93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94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95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96" style:parent-style-name="ListParagraph" style:list-style-name="LFO1" style:family="paragraph">
      <style:paragraph-properties fo:margin-left="2in">
        <style:tab-stops/>
      </style:paragraph-properties>
      <style:text-properties fo:font-size="14pt" style:font-size-asian="14pt" style:font-size-complex="14pt"/>
    </style:style>
    <style:style style:name="P97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" style:parent-style-name="ListParagraph" style:list-style-name="LFO1" style:family="paragraph"/>
    <style:style style:name="T99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Project: 3D model marketplace</text:p>
      <text:p text:style-name="P2"/>
      <text:list text:style-name="LFO1" text:continue-numbering="true">
        <text:list-item>
          <text:p text:style-name="P3">Iterations:</text:p>
          <text:list text:continue-numbering="true">
            <text:list-item>
              <text:p text:style-name="P4">Image upload version:</text:p>
              <text:list text:continue-numbering="true">
                <text:list-item>
                  <text:list>
                    <text:list-item>
                      <text:p text:style-name="P5"><text:span text:style-name="T6">Header:<text:s/></text:span><text:span text:style-name="T7">(Always)</text:span></text:p>
                      <text:list text:continue-numbering="true">
                        <text:list-item>
                          <text:p text:style-name="P8">Explore</text:p>
                        </text:list-item>
                        <text:list-item>
                          <text:p text:style-name="P9">Search bar</text:p>
                        </text:list-item>
                        <text:list-item>
                          <text:p text:style-name="P10">Login button</text:p>
                        </text:list-item>
                        <text:list-item>
                          <text:p text:style-name="P11">Sign up button</text:p>
                        </text:list-item>
                        <text:list-item>
                          <text:p text:style-name="P12"><text:span text:style-name="T13">Upload button<text:s/></text:span><text:span text:style-name="T14">(Needs authentication to continue)</text:span></text:p>
                        </text:list-item>
                      </text:list>
                    </text:list-item>
                    <text:list-item>
                      <text:p text:style-name="P15"><text:span text:style-name="T16">Landing Page:<text:s/></text:span><text:span text:style-name="T17">(Un-authenticated)</text:span></text:p>
                      <text:list text:continue-numbering="true">
                        <text:list-item>
                          <text:p text:style-name="P18">Header</text:p>
                        </text:list-item>
                        <text:list-item>
                          <text:p text:style-name="P19">With a<text:s/>3D-2D viewer</text:p>
                        </text:list-item>
                        <text:list-item>
                          <text:p text:style-name="P20">Button to go to the explore section, list of last uploaded models.</text:p>
                        </text:list-item>
                      </text:list>
                    </text:list-item>
                    <text:list-item>
                      <text:p text:style-name="P21"><text:span text:style-name="T22">Sign up page:<text:s/></text:span><text:span text:style-name="T23">(Un-authenticated)</text:span></text:p>
                      <text:list text:continue-numbering="true">
                        <text:list-item>
                          <text:p text:style-name="P24">Username, email and password, create account button.</text:p>
                        </text:list-item>
                        <text:list-item>
                          <text:p text:style-name="P25">Sign up with: Facebook, Google and Twitter.</text:p>
                        </text:list-item>
                      </text:list>
                    </text:list-item>
                    <text:list-item>
                      <text:p text:style-name="P26"><text:span text:style-name="T27">Log in page:</text:span><text:span text:style-name="T28"><text:s/></text:span><text:span text:style-name="T29">(Un-authenticated)</text:span></text:p>
                      <text:list text:continue-numbering="true">
                        <text:list-item>
                          <text:p text:style-name="P30">Email, Password.</text:p>
                        </text:list-item>
                        <text:list-item>
                          <text:p text:style-name="P31">Login with Facebook, Google and Twitter.</text:p>
                        </text:list-item>
                      </text:list>
                    </text:list-item>
                    <text:list-item>
                      <text:p text:style-name="P32"><text:span text:style-name="T33">Upload page:<text:s/></text:span><text:span text:style-name="T34">(Needs authentication)</text:span></text:p>
                      <text:list text:continue-numbering="true">
                        <text:list-item>
                          <text:p text:style-name="P35">(Step 1) Drag and drop picture.</text:p>
                        </text:list-item>
                        <text:list-item>
                          <text:p text:style-name="P36">(Step 2) Edit image:</text:p>
                          <text:list text:continue-numbering="true">
                            <text:list-item>
                              <text:p text:style-name="P37">Title, description categories, tags.</text:p>
                            </text:list-item>
                            <text:list-item>
                              <text:p text:style-name="P38">Visibility: Public, private.</text:p>
                            </text:list-item>
                            <text:list-item>
                              <text:p text:style-name="P39">Download type: No, free, paid.</text:p>
                            </text:list-item>
                            <text:list-item>
                              <text:p text:style-name="P40">Buttons: Save and<text:s/>public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<text:span text:style-name="T42">Explore page:<text:s/></text:span><text:span text:style-name="T43">(Always)</text:span></text:p>
                      <text:list text:continue-numbering="true">
                        <text:list-item>
                          <text:p text:style-name="P44">List of last models.</text:p>
                          <text:list text:continue-numbering="true">
                            <text:list-item>
                              <text:p text:style-name="P45">Model card:<text:s/></text:p>
                              <text:list text:continue-numbering="true">
                                <text:list-item>
                                  <text:p text:style-name="P46">Picture of the model.</text:p>
                                </text:list-item>
                                <text:list-item>
                                  <text:p text:style-name="P47">User, views, comments, likes, (Free or Paid or only view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Filter bar: (Category, date, Downloadable, sorting by: Most liked, most viewed, most recent)</text:p>
                        </text:list-item>
                        <text:list-item>
                          <text:p text:style-name="P49">Infinite scrolling?</text:p>
                        </text:list-item>
                      </text:list>
                    </text:list-item>
                    <text:list-item>
                      <text:p text:style-name="P50"><text:span text:style-name="T51">Model Page:<text:s/></text:span><text:span text:style-name="T52">(Always with some restriction)</text:span></text:p>
                      <text:list text:continue-numbering="true">
                        <text:list-item>
                          <text:p text:style-name="P53">3D viewer.</text:p>
                        </text:list-item>
                        <text:list-item>
                          <text:p text:style-name="P54">Title. (Free or paid)</text:p>
                        </text:list-item>
                        <text:list-item>
                          <text:p text:style-name="P55"><text:span text:style-name="T56">Price, add to cart<text:s/></text:span><text:span text:style-name="T57">(If model is paid)</text:span></text:p>
                        </text:list-item>
                        <text:list-item>
                          <text:p text:style-name="P58"><text:span text:style-name="T59">Download button</text:span><text:span text:style-name="T60"><text:s/>(If model is downloadable, needs authentication)</text:span></text:p>
                        </text:list-item>
                        <text:list-item>
                          <text:p text:style-name="P61">User, views like.</text:p>
                        </text:list-item>
                        <text:list-item>
                          <text:p text:style-name="P62">Triangle’s count, vertices count.</text:p>
                        </text:list-item>
                        <text:list-item>
                          <text:p text:style-name="P63">More model<text:s/>information:<text:s/></text:p>
                          <text:list text:continue-numbering="true">
                            <text:list-item>
                              <text:p text:style-name="P64">Source format, download size, geometry, texture?, materials???</text:p>
                            </text:list-item>
                          </text:list>
                        </text:list-item>
                        <text:list-item>
                          <text:p text:style-name="P65">Description.</text:p>
                        </text:list-item>
                        <text:list-item>
                          <text:p text:style-name="P66">Publication date.</text:p>
                        </text:list-item>
                        <text:list-item>
                          <text:p text:style-name="P67">Category, Tags.</text:p>
                        </text:list-item>
                        <text:list-item>
                          <text:p text:style-name="P68">Comments list.</text:p>
                        </text:list-item>
                        <text:list-item>
                          <text:p text:style-name="P69"><text:span text:style-name="T70">Comment input<text:s/></text:span><text:span text:style-name="T71">(Needs authentication)</text:span></text:p>
                        </text:list-item>
                      </text:list>
                    </text:list-item>
                    <text:list-item>
                      <text:p text:style-name="P72"><text:span text:style-name="T73">Profile page:<text:s/></text:span><text:span text:style-name="T74">(Always with some restriction)</text:span></text:p>
                      <text:list text:continue-numbering="true">
                        <text:list-item>
                          <text:p text:style-name="P75">Summary</text:p>
                        </text:list-item>
                        <text:list-item>
                          <text:p text:style-name="P76"><text:span text:style-name="T77">Edit button<text:s/></text:span><text:span text:style-name="T78">(Needs authenti</text:span><text:span text:style-name="T79">cation)</text:span></text:p>
                          <text:list text:continue-numbering="true">
                            <text:list-item>
                              <text:p text:style-name="P80">About, Category, Website, Member since.</text:p>
                            </text:list-item>
                            <text:list-item>
                              <text:p text:style-name="P81">Stats: View, likes, triangles, vertices.</text:p>
                            </text:list-item>
                            <text:list-item>
                              <text:p text:style-name="P82">Skills.</text:p>
                            </text:list-item>
                          </text:list>
                        </text:list-item>
                        <text:list-item>
                          <text:p text:style-name="P83">My models</text:p>
                        </text:list-item>
                        <text:list-item>
                          <text:p text:style-name="P84">Likes</text:p>
                        </text:list-item>
                      </text:list>
                    </text:list-item>
                    <text:list-item>
                      <text:p text:style-name="P85"><text:span text:style-name="T86">Edit profile:<text:s/></text:span><text:span text:style-name="T87">(Needs authentication)</text:span></text:p>
                      <text:list text:continue-numbering="true">
                        <text:list-item>
                          <text:p text:style-name="P88">Picture upload.</text:p>
                        </text:list-item>
                        <text:list-item>
                          <text:p text:style-name="P89">Username.</text:p>
                        </text:list-item>
                        <text:list-item>
                          <text:p text:style-name="P90">Display name.</text:p>
                        </text:list-item>
                        <text:list-item>
                          <text:p text:style-name="P91">Tagline.</text:p>
                        </text:list-item>
                        <text:list-item>
                          <text:p text:style-name="P92">Account type.</text:p>
                        </text:list-item>
                        <text:list-item>
                          <text:p text:style-name="P93">Biography.</text:p>
                        </text:list-item>
                        <text:list-item>
                          <text:p text:style-name="P94">Location.</text:p>
                        </text:list-item>
                        <text:list-item>
                          <text:p text:style-name="P95">Software and<text:s/>skills.</text:p>
                        </text:list-item>
                        <text:list-item>
                          <text:p text:style-name="P96">Save profile button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3D upload version:</text:p>
              <text:list text:continue-numbering="true">
                <text:list-item>
                  <text:p text:style-name="P98"><text:span text:style-name="T99">More details after finishing the first iteration.<text:s/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Axel Odicio Vilchez</meta:initial-creator>
    <dc:creator>Joan Axel Odicio Vilchez</dc:creator>
    <meta:creation-date>2021-10-23T11:35:00Z</meta:creation-date>
    <dc:date>2021-10-24T10:58:00Z</dc:date>
    <meta:template xlink:href="Normal.dotm" xlink:type="simple"/>
    <meta:editing-cycles>5</meta:editing-cycles>
    <meta:editing-duration>PT2460S</meta:editing-duration>
    <meta:document-statistic meta:page-count="3" meta:paragraph-count="3" meta:word-count="281" meta:character-count="1828" meta:row-count="12" meta:non-whitespace-character-count="1550"/>
  </office:meta>
</office:document-meta>
</file>